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Notes (What I would do differently)</text:p>
      <text:p text:style-name="Normal">If I had more time as far as the UI goes, I would have post code finder to make it easier for the user to find address, rather than having to type all the fields.<text:s/></text:p>
      <text:p text:style-name="Normal">I would also use Date Of Birth rather than age and then deduce age from that.</text:p>
      <text:p text:style-name="Normal">Also, I would make sure the logic that’s in the controller would be moved away from the controller to keep the controller skinny and lightweight and ideally it would be behind a service and the code that does the logic would be in the business code.<text:s/></text:p>
      <text:p text:style-name="Normal">I would make sure there are more validation and prompt the users with more meaningful feedback.<text:s/></text:p>
      <text:p text:style-name="Normal">If this had real database, I would make sure there are indexes in database to make the retrieving of customers quicker and faster. I would potentially have a table just for the addresses as one customer can have multiple addresses, current or previous addresses and have foreign key of the customer ID in the address table.<text:s/></text:p>
      <text:p text:style-name="Normal">I would make sure there are better error handling in terms of capturing the errors and providing more useful information or logging it.<text:s/></text:p>
      <text:p text:style-name="Normal">If the logic is moved to the business code, I would put it behind unit test to make sure the logic does as expected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6%"/>
      <style:text-properties style:font-name="Calibri" style:font-name-asian="Calibri" style:font-name-complex="Times New Roman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ajib Abdulkhadir</meta:initial-creator>
    <dc:creator>Najib Abdulkhadir</dc:creator>
    <meta:creation-date>2021-08-12T14:46:00Z</meta:creation-date>
    <dc:date>2021-08-12T14:48:00Z</dc:date>
    <meta:template xlink:href="Normal" xlink:type="simple"/>
    <meta:editing-cycles>1</meta:editing-cycles>
    <meta:editing-duration>PT120S</meta:editing-duration>
    <meta:document-statistic meta:page-count="1" meta:paragraph-count="2" meta:word-count="180" meta:character-count="1204" meta:row-count="8" meta:non-whitespace-character-count="1026"/>
  </office:meta>
</office:document-meta>
</file>